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6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glbp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 table:number-columns-repeated="3"/>
          <table:table-cell table:style-name="ce7" office:value-type="string" calcext:value-type="string">
            <text:p>Nemá sériové rozhrania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 office:value-type="string" calcext:value-type="string">
            <text:p>Príkaz je podporovaný, ale funkcionalita neotestovaná</text:p>
          </table:table-cell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7"/>
          <table:table-cell table:style-name="ce5" table:number-columns-repeated="2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21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21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9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120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2:00:56.05297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12:15:10.278247708</dc:date>
    <meta:editing-duration>PT18H18M11S</meta:editing-duration>
    <meta:editing-cycles>92</meta:editing-cycles>
    <meta:generator>LibreOffice/6.0.0.3$Linux_X86_64 LibreOffice_project/00m0$Build-3</meta:generator>
    <meta:document-statistic meta:table-count="1" meta:cell-count="246" meta:object-count="0"/>
  </office:meta>
</office:document-meta>
</file>